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eb8f" officeooo:paragraph-rsid="0000eb8f"/>
    </style:style>
    <style:style style:name="P2" style:family="paragraph" style:parent-style-name="Standard">
      <style:text-properties officeooo:rsid="0001170e" officeooo:paragraph-rsid="0001170e"/>
    </style:style>
    <style:style style:name="P3" style:family="paragraph" style:parent-style-name="Standard">
      <style:text-properties fo:font-style="italic" fo:font-weight="bold" officeooo:rsid="0000eb8f" officeooo:paragraph-rsid="0000eb8f" style:font-style-asian="italic" style:font-weight-asian="bold" style:font-style-complex="italic" style:font-weight-complex="bold"/>
    </style:style>
    <style:style style:name="T1" style:family="text">
      <style:text-properties officeooo:rsid="000117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ercice 5 </text:p>
      <text:p text:style-name="P1"/>
      <text:p text:style-name="P1">Il nous est demandé de comparer trois méthodes d’approximations d’intégrales. Pour ce faire, nous allons utiliser les informations issues des trois tableaux réalisés précedemment. Chacun comporte la valeur de l’erreur, le temps d’execution du programme en fontion du nombre d’itérations. </text:p>
      <text:p text:style-name="P1">Bien evidemment nous observons une progression dans le temps d’execution suivant l’augmentation du nombre d’itérations. Même chose pour l’erreur d’approximation cependant, il semblerait que pour la fonction trapèze, l’erreur ne varie pas. Un problème que nous n’avons pas réussi à résoudre jusqu’à présent. En dehors de ce problèmes toutes les valeurs semblent cohérentes. </text:p>
      <text:p text:style-name="P1"/>
      <text:p text:style-name="P1">D’après nos résultats obtenues, il est préférable d’utiliser la fontion Simpson afin d’obtenir une erreur d’approximation minimale. Bien que plus coûteuse en temps en fontion du nombre d’itérations, l’erreur est inférieure à un ordre de 10e-9 pour seulement 100 itérations. </text:p>
      <text:p text:style-name="P1">Pour expliquer ce résultat, il faut comprendre en quoi consiste la fonction Simpson. Elle approxime notre fonction en un polynome sur un interval donné. Plus le nombre d’itérations est grand, plus il y a d’approximations correspondant chacune à un interval significativement réduit. Seulement le comportement de notre fonction f(x) initial est très proche de celui d’un polynôme. Effectivement notre fonction est également une parabole. <text:span text:style-name="T1">C’est pour cette raison qu’il ne suffit que peu d’itérations afin de trouver une fonction remarquablement similaire à f(x). </text:span></text:p>
      <text:p text:style-name="P2">D’après cette brève analyse, on peut conjecturer que la fonction Simpson sera la meilleure des trois quand il s’agit d’évaluer l’intégrale d’une fonction dont la courbe de représentation est parabolique. On peut se questionner quant à son utilité pour les fonctions dont la courbe de représentation n’est qu’une simple droite. </text:p>
      <text:p text:style-name="P2"/>
      <text:p text:style-name="P2">Sans se réferer aux valeurs d’erreur issues des tableaux, on peut conjecturer l’efficacité de la fonction Trapèze comme étant supérieure à celle de la fonction Point Milieu. On note cependant un côut significativement plus grand en temps pour un nombre d’itérations très grand, presque deux fois supérieur pour N = 10e5. Ces deux fonctions sont tout de même bien moins coûteuse que la fonction Simpson à un nombre d’itérations égales. </text:p>
      <text:p text:style-name="P2"/>
      <text:p text:style-name="P2">Pour conclure, s’il m’avait été demandé de choisir quelle méthode choisir ainsi que son nombre d’itérations afin d’être le plus efficace en terme de rapport erreur/coût j’aurais choisi la fonction Simpson avec N = 1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43:13.032787161</meta:creation-date>
    <dc:date>2017-10-19T12:10:45.235230186</dc:date>
    <meta:editing-duration>PT1M30S</meta:editing-duration>
    <meta:editing-cycles>2</meta:editing-cycles>
    <meta:generator>LibreOffice/5.2.7.2$Linux_X86_64 LibreOffice_project/20m0$Build-2</meta:generator>
    <meta:document-statistic meta:table-count="0" meta:image-count="0" meta:object-count="0" meta:page-count="1" meta:paragraph-count="8" meta:word-count="373" meta:character-count="2488" meta:non-whitespace-character-count="2115"/>
  </office:meta>
</office:document-meta>
</file>